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1000000008951DEC240C911A4F.png" manifest:media-type="image/png"/>
  <manifest:file-entry manifest:full-path="Pictures/1000000000000010000000082C2AEED7100226A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mputer Modern1" svg:font-family="'Computer Modern'"/>
    <style:font-face style:name="Nimbus Roman No9 L1" svg:font-family="'Nimbus Roman No9 L'"/>
    <style:font-face style:name="Computer Modern" svg:font-family="'Computer Modern'" style:font-pitch="variable"/>
    <style:font-face style:name="DejaVu Sans1" svg:font-family="'DejaVu Sans'" style:font-pitch="variable"/>
    <style:font-face style:name="Nimbus Roman No9 L" svg:font-family="'Nimbus Roman No9 L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3" style:family="graphic" style:parent-style-name="standard">
      <style:graphic-properties draw:stroke="solid" svg:stroke-width="0.007cm" svg:stroke-color="#808080" draw:stroke-linejoin="miter" svg:stroke-linecap="butt" draw:fill="none" fo:padding-top="0.003cm" fo:padding-bottom="0.003cm" fo:padding-left="0.003cm" fo:padding-right="0.003cm"/>
    </style:style>
    <style:style style:name="gr4" style:family="graphic" style:parent-style-name="standard">
      <style:graphic-properties draw:stroke="solid" svg:stroke-width="0.014cm" svg:stroke-color="#000000" draw:stroke-linejoin="miter" svg:stroke-linecap="butt" draw:fill="none" fo:padding-top="0.007cm" fo:padding-bottom="0.007cm" fo:padding-left="0.007cm" fo:padding-right="0.007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14cm" fo:min-width="0.595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35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853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5cm" fo:min-width="1.446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14cm" fo:min-width="0.612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paragraph-properties fo:text-align="start" style:writing-mode="lr-tb"/>
      <style:text-properties fo:color="#000000" style:font-name="Liberation Serif" fo:font-size="8pt" style:font-size-asian="8pt" style:font-size-complex="8pt"/>
    </style:style>
    <style:style style:name="P5" style:family="paragraph">
      <loext:graphic-properties draw:fill="none"/>
      <style:paragraph-properties fo:text-align="start" style:writing-mode="lr-tb"/>
      <style:text-properties style:font-name="Liberation Serif" fo:font-size="6pt" style:font-size-asian="10pt" style:font-size-complex="10pt"/>
    </style:style>
    <style:style style:name="P6" style:family="paragraph">
      <loext:graphic-properties draw:fill="none"/>
      <style:paragraph-properties fo:text-align="start" style:writing-mode="lr-tb"/>
      <style:text-properties fo:color="#000000" style:font-name="Liberation Serif" fo:font-size="8pt" style:font-size-asian="10pt" style:font-size-complex="10pt"/>
    </style:style>
    <style:style style:name="T1" style:family="text">
      <style:text-properties fo:color="#000000" style:font-name="Liberation Serif" fo:font-size="8pt" style:font-size-asian="8pt" style:font-name-complex="Nimbus Roman No9 L1" style:font-size-complex="8pt"/>
    </style:style>
    <style:style style:name="T2" style:family="text">
      <style:text-properties fo:color="#000000" style:font-name="Liberation Serif" fo:font-size="6pt" style:font-size-asian="10pt" style:font-name-complex="Computer Modern1" style:font-size-complex="10pt"/>
    </style:style>
    <style:style style:name="T3" style:family="text">
      <style:text-properties fo:color="#262626" style:font-name="Liberation Serif" fo:font-size="6pt" style:font-size-asian="10pt" style:font-name-complex="Nimbus Roman No9 L1" style:font-size-complex="10pt"/>
    </style:style>
    <style:style style:name="T4" style:family="text">
      <style:text-properties fo:color="#000000" style:font-name="Liberation Serif" fo:font-size="8pt" style:font-size-asian="10pt" style:font-name-complex="Nimbus Roman No9 L1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.925cm" svg:height="1.588cm" svg:x="1.423cm" svg:y="0.61cm" svg:viewBox="0 0 2926 1589" draw:points="0,0 2926,0 2926,1589 0,1589">
          <text:p/>
        </draw:polygon>
        <draw:frame draw:style-name="gr2" draw:text-style-name="P2" draw:layer="layout" svg:width="2.925cm" svg:height="1.589cm" svg:x="1.424cm" svg:y="0.609cm">
          <draw:image xlink:href="Pictures/1000000000000010000000082C2AEED7100226AC.png" xlink:type="simple" xlink:show="embed" xlink:actuate="onLoad" loext:mime-type="image/png">
            <text:p/>
          </draw:image>
        </draw:frame>
        <draw:path draw:style-name="gr3" draw:text-style-name="P2" draw:layer="layout" svg:width="1.524cm" svg:height="1.588cm" svg:x="2.154cm" svg:y="0.61cm" svg:viewBox="0 0 1525 1589" svg:d="M0 0v102M763 0v102M1525 0v102M0 1589v-102M763 1589v-102M1525 1589v-102">
          <text:p/>
        </draw:path>
        <draw:path draw:style-name="gr3" draw:text-style-name="P2" draw:layer="layout" svg:width="2.925cm" svg:height="0.695cm" svg:x="1.423cm" svg:y="1.057cm" svg:viewBox="0 0 2926 696" svg:d="M0 0h150M0 696h150M2926 0h-150M2926 696h-150">
          <text:p/>
        </draw:path>
        <draw:polygon draw:style-name="gr4" draw:text-style-name="P2" draw:layer="layout" svg:width="2.925cm" svg:height="1.588cm" svg:x="1.423cm" svg:y="0.61cm" svg:viewBox="0 0 2926 1589" draw:points="0,0 0,1589 2926,1589 2926,0">
          <text:p/>
        </draw:polygon>
        <draw:frame draw:style-name="gr5" draw:text-style-name="P4" draw:layer="layout" svg:width="0.595cm" svg:height="0.314cm" svg:x="0.274cm" svg:y="0.051cm">
          <draw:text-box>
            <text:p text:style-name="P3"><text:span text:style-name="T1">a) S1</text:span></text:p>
          </draw:text-box>
        </draw:frame>
        <draw:frame draw:style-name="gr6" draw:text-style-name="P5" draw:layer="layout" svg:width="0.35cm" svg:height="0.239cm" svg:x="1.991cm" svg:y="2.215cm">
          <draw:text-box>
            <text:p text:style-name="P3"><text:span text:style-name="T2">100</text:span></text:p>
          </draw:text-box>
        </draw:frame>
        <draw:frame draw:style-name="gr6" draw:text-style-name="P5" draw:layer="layout" svg:width="0.35cm" svg:height="0.239cm" svg:x="2.753cm" svg:y="2.215cm">
          <draw:text-box>
            <text:p text:style-name="P3"><text:span text:style-name="T2">200</text:span></text:p>
          </draw:text-box>
        </draw:frame>
        <draw:frame draw:style-name="gr6" draw:text-style-name="P5" draw:layer="layout" svg:width="0.35cm" svg:height="0.239cm" svg:x="3.515cm" svg:y="2.215cm">
          <draw:text-box>
            <text:p text:style-name="P3"><text:span text:style-name="T2">300</text:span></text:p>
          </draw:text-box>
        </draw:frame>
        <draw:frame draw:style-name="gr6" draw:text-style-name="P5" draw:layer="layout" svg:width="0.35cm" svg:height="0.239cm" svg:x="1.072cm" svg:y="0.981cm">
          <draw:text-box>
            <text:p text:style-name="P3"><text:span text:style-name="T2">200</text:span></text:p>
          </draw:text-box>
        </draw:frame>
        <draw:frame draw:style-name="gr6" draw:text-style-name="P5" draw:layer="layout" svg:width="0.35cm" svg:height="0.239cm" svg:x="1.072cm" svg:y="1.675cm">
          <draw:text-box>
            <text:p text:style-name="P3"><text:span text:style-name="T2">400</text:span></text:p>
          </draw:text-box>
        </draw:frame>
        <draw:frame draw:style-name="gr7" draw:text-style-name="P5" draw:layer="layout" svg:width="0.853cm" svg:height="0.239cm" svg:x="2.187cm" svg:y="2.495cm">
          <draw:text-box>
            <text:p text:style-name="P3"><text:span text:style-name="T3">Time [µs]</text:span></text:p>
          </draw:text-box>
        </draw:frame>
        <draw:polygon draw:style-name="gr1" draw:text-style-name="P1" draw:layer="layout" svg:width="2.925cm" svg:height="1.588cm" svg:x="5.773cm" svg:y="0.61cm" svg:viewBox="0 0 2926 1589" draw:points="0,0 2926,0 2926,1589 0,1589">
          <text:p/>
        </draw:polygon>
        <draw:frame draw:style-name="gr2" draw:text-style-name="P2" draw:layer="layout" svg:width="2.925cm" svg:height="1.589cm" svg:x="5.774cm" svg:y="0.609cm">
          <draw:image xlink:href="Pictures/100000000000001000000008951DEC240C911A4F.png" xlink:type="simple" xlink:show="embed" xlink:actuate="onLoad" loext:mime-type="image/png">
            <text:p/>
          </draw:image>
        </draw:frame>
        <draw:frame draw:style-name="gr8" draw:text-style-name="P5" draw:layer="layout" svg:width="1.446cm" svg:height="0.35cm" draw:transform="rotate (1.5707963267949) translate (0.715cm 2.086cm)">
          <draw:text-box>
            <text:p text:style-name="P3"><text:span text:style-name="T3">Frequency [kHz]</text:span></text:p>
          </draw:text-box>
        </draw:frame>
        <draw:path draw:style-name="gr3" draw:text-style-name="P2" draw:layer="layout" svg:width="1.524cm" svg:height="1.588cm" svg:x="6.504cm" svg:y="0.61cm" svg:viewBox="0 0 1525 1589" svg:d="M0 0v102M762 0v102M1525 0v102M0 1589v-102M762 1589v-102M1525 1589v-102">
          <text:p/>
        </draw:path>
        <draw:path draw:style-name="gr3" draw:text-style-name="P2" draw:layer="layout" svg:width="2.925cm" svg:height="0.695cm" svg:x="5.773cm" svg:y="1.057cm" svg:viewBox="0 0 2926 696" svg:d="M0 0h150M0 696h150M2926 0h-150M2926 696h-150">
          <text:p/>
        </draw:path>
        <draw:polygon draw:style-name="gr4" draw:text-style-name="P2" draw:layer="layout" svg:width="2.925cm" svg:height="1.588cm" svg:x="5.773cm" svg:y="0.61cm" svg:viewBox="0 0 2926 1589" draw:points="0,0 0,1589 2926,1589 2926,0">
          <text:p/>
        </draw:polygon>
        <draw:frame draw:style-name="gr9" draw:text-style-name="P6" draw:layer="layout" svg:width="0.612cm" svg:height="0.314cm" svg:x="4.744cm" svg:y="0.051cm">
          <draw:text-box>
            <text:p text:style-name="P3"><text:span text:style-name="T4">b) S2</text:span></text:p>
          </draw:text-box>
        </draw:frame>
        <draw:frame draw:style-name="gr6" draw:text-style-name="P5" draw:layer="layout" svg:width="0.35cm" svg:height="0.239cm" svg:x="6.341cm" svg:y="2.215cm">
          <draw:text-box>
            <text:p text:style-name="P3"><text:span text:style-name="T2">100</text:span></text:p>
          </draw:text-box>
        </draw:frame>
        <draw:frame draw:style-name="gr6" draw:text-style-name="P5" draw:layer="layout" svg:width="0.35cm" svg:height="0.239cm" svg:x="7.103cm" svg:y="2.215cm">
          <draw:text-box>
            <text:p text:style-name="P3"><text:span text:style-name="T2">200</text:span></text:p>
          </draw:text-box>
        </draw:frame>
        <draw:frame draw:style-name="gr6" draw:text-style-name="P5" draw:layer="layout" svg:width="0.35cm" svg:height="0.239cm" svg:x="7.865cm" svg:y="2.215cm">
          <draw:text-box>
            <text:p text:style-name="P3"><text:span text:style-name="T2">300</text:span></text:p>
          </draw:text-box>
        </draw:frame>
        <draw:frame draw:style-name="gr6" draw:text-style-name="P5" draw:layer="layout" svg:width="0.35cm" svg:height="0.239cm" svg:x="5.422cm" svg:y="0.981cm">
          <draw:text-box>
            <text:p text:style-name="P3"><text:span text:style-name="T2">200</text:span></text:p>
          </draw:text-box>
        </draw:frame>
        <draw:frame draw:style-name="gr6" draw:text-style-name="P5" draw:layer="layout" svg:width="0.35cm" svg:height="0.239cm" svg:x="5.422cm" svg:y="1.675cm">
          <draw:text-box>
            <text:p text:style-name="P3"><text:span text:style-name="T2">400</text:span></text:p>
          </draw:text-box>
        </draw:frame>
        <draw:frame draw:style-name="gr7" draw:text-style-name="P5" draw:layer="layout" svg:width="0.853cm" svg:height="0.239cm" svg:x="6.836cm" svg:y="2.495cm">
          <draw:text-box>
            <text:p text:style-name="P3"><text:span text:style-name="T3">Time [µs]</text:span></text:p>
          </draw:text-box>
        </draw:frame>
        <draw:frame draw:style-name="gr8" draw:text-style-name="P5" draw:layer="layout" svg:width="1.446cm" svg:height="0.35cm" draw:transform="rotate (1.5707963267949) translate (5.065cm 2.086cm)">
          <draw:text-box>
            <text:p text:style-name="P3"><text:span text:style-name="T3">Frequency [kHz]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mputer Modern1" svg:font-family="'Computer Modern'"/>
    <style:font-face style:name="Nimbus Roman No9 L1" svg:font-family="'Nimbus Roman No9 L'"/>
    <style:font-face style:name="Computer Modern" svg:font-family="'Computer Modern'" style:font-pitch="variable"/>
    <style:font-face style:name="DejaVu Sans1" svg:font-family="'DejaVu Sans'" style:font-pitch="variable"/>
    <style:font-face style:name="Nimbus Roman No9 L" svg:font-family="'Nimbus Roman No9 L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8.89cm" fo:page-height="2.9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05-09T11:15:01.292162139</dc:date>
    <meta:editing-duration>PT4H16M12S</meta:editing-duration>
    <meta:editing-cycles>39</meta:editing-cycles>
    <meta:document-statistic meta:object-count="26"/>
  </office:meta>
</office:document-meta>
</file>